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5.75cm" fo:min-width="7.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25cm" fo:min-width="7.5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ntarel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cm" svg:x="3.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2.5cm" svg:x2="11.5cm" svg:y2="2.5cm">
          <text:p/>
        </draw:line>
        <draw:custom-shape draw:style-name="gr3" draw:text-style-name="P4" draw:layer="layout" svg:width="8cm" svg:height="0.5cm" svg:x="3.5cm" svg:y="2cm">
          <text:p text:style-name="P3"><text:span text:style-name="T1">Main window</text:span></text:p>
          <draw:enhanced-geometry svg:viewBox="0 0 21600 21600" draw:type="rectangle" draw:enhanced-path="M 0 0 L 21600 0 21600 21600 0 21600 0 0 Z N"/>
        </draw:custom-shape>
        <draw:g draw:name="window-icons 1">
          <draw:custom-shape draw:style-name="gr4" draw:text-style-name="P5" draw:layer="layout" svg:width="0.16cm" svg:height="0.159cm" svg:x="10.818cm" svg:y="2.18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11.137cm" svg:y1="2.183cm" svg:x2="11.296cm" svg:y2="2.342cm">
            <text:p/>
          </draw:line>
          <draw:line draw:style-name="gr6" draw:text-style-name="P6" draw:layer="layout" svg:x1="11.296cm" svg:y1="2.183cm" svg:x2="11.137cm" svg:y2="2.342cm">
            <text:p/>
          </draw:line>
          <draw:line draw:style-name="gr7" draw:text-style-name="P6" draw:layer="layout" svg:x1="10.659cm" svg:y1="2.342cm" svg:x2="10.5cm" svg:y2="2.34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6T12:19:38.352899070</dc:date>
    <dc:creator>Taha Soomro</dc:creator>
    <meta:editing-duration>PT16M17S</meta:editing-duration>
    <meta:editing-cycles>3</meta:editing-cycles>
    <meta:generator>LibreOffice/7.4.6.2$Linux_X86_64 LibreOffice_project/40$Build-2</meta:generator>
    <meta:document-statistic meta:object-count="8"/>
  </office:meta>
</office:document-meta>
</file>